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</office:automatic-styles>
  <office:body>
    <office:text text:use-soft-page-breaks="true">
      <text:p text:style-name="P1">1/2/5/5/2<text:s text:c="4"/>10/13/18/11/2<text:s text:c="4"/>1/14/15/5/10/2/15/5<text:s text:c="4"/>6/15/2<text:s text:c="4"/>10/15/3/14/7/13/18/5/10/14/15<text:s text:c="4"/>18<text:s text:c="4"/>16/18/7/5/10/7<text:s text:c="4"/>4/2<text:s text:c="3"/><text:s/>17/18<text:s text:c="4"/>17/10/11/15/2<text:s text:c="4"/>2/4/10/5/2/2<text:s text:c="4"/>4/14/15/5<text:s text:c="4"/>17/2<text:s text:c="4"/>15/6/13/2/7/14<text:s text:c="4"/>8/2/7/18<text:s text:c="4"/>17/2<text:s text:c="4"/>7/2/8/6/17/5/18/5<text:s text:c="4"/>4/2<text:s text:c="4"/>17/18<text:s text:c="4"/>13/6/17/5/10/16/17/10/1/18/5/10/14/15<text:s text:c="4"/>11/7/18/16/12/10/9/6/2<text:s text:c="4"/>4/2<text:s text:c="4"/>17/10/13/18/11/2</text:p>
      <text:p text:style-name="Normal">ABEEB<text:s/>JMRKB<text:s/>ANOEJBOE<text:s/>FOB<text:s/>JOCNGMREJNO<text:s/>R<text:s/>PRGEJG<text:s/>DB<text:s/>QR<text:s/>QJKOB<text:s/>BDJEBB<text:s/>DNOE<text:s/>QB<text:s/>OFMBGN<text:s/>HBGR<text:s/>QB<text:s/>GBHFQERE<text:s/>DB<text:s/>QR<text:s/>MFQEJPQJAREJNO<text:s/>KGRPLJIFB<text:s/>DB<text:s/>QJMRLB</text:p>
      <text:p text:style-name="Normal">1/2/5/5/2 <text:s text:c="3"/>10/13/18/11/2 <text:s text:c="3"/>1/14/15/5/10/2/15/5 <text:s text:c="3"/>6/15/2 <text:s text:c="3"/>10/15/3/14/7/13/18/5/10/14/15 <text:s text:c="3"/>18 <text:s text:c="3"/>16/18/7/5/10/7 <text:s text:c="3"/>4/2 <text:s text:c="3"/>17/18 <text:s text:c="3"/>17/10/11/15/2 <text:s text:c="3"/>2/4/10/5/2/2 <text:s text:c="3"/>4/14/15/5 <text:s text:c="3"/>17/2 <text:s text:c="3"/>15/6/13/2/7/14 <text:s text:c="3"/>8/2/7/18 <text:s text:c="3"/>17/2 <text:s text:c="3"/>7/2/8/6/17/5/18/5 <text:s text:c="3"/>4/2 <text:s text:c="3"/>17/18 <text:s text:c="3"/>13/6/17/5/10/16/17/10/1/18/5/10/14/15 <text:s text:c="3"/>11/7/18/16/12/10/9/6/2 <text:s text:c="3"/>4/2 <text:s text:c="3"/>17/10/13/18/11/2</text:p>
      <text:p text:style-name="Normal">_____ <text:s text:c="3"/>_____ <text:s text:c="3"/>________ <text:s text:c="3"/>___ <text:s text:c="3"/>___________ <text:s text:c="3"/>_ <text:s text:c="3"/>______ <text:s text:c="3"/>__ <text:s text:c="3"/>__ <text:s text:c="3"/>_____ <text:s text:c="3"/>______ <text:s text:c="3"/>____ <text:s text:c="3"/>__ <text:s text:c="3"/>______ <text:s text:c="3"/>____ <text:s text:c="3"/>__ <text:s text:c="3"/>________ <text:s text:c="3"/>__ <text:s text:c="3"/>__ <text:s text:c="3"/>______________ <text:s text:c="3"/>_________ <text:s text:c="3"/>__ <text:s text:c="3"/>______</text:p>
      <text:p text:style-name="Normal"/>
      <text:p text:style-name="Normal">Notes :</text:p>
      <text:list text:style-name="LFO1" text:continue-numbering="true">
        <text:list-item>
          <text:p text:style-name="P2">Aucun rectangle ne commence par du cyan</text:p>
        </text:list-item>
        <text:list-item>
          <text:p text:style-name="P3">Cela peut être du français tout comme de l’anglais</text:p>
        </text:list-item>
        <text:list-item>
          <text:p text:style-name="P4">Chaque rectangle possède chaque couleur</text:p>
        </text:list-item>
        <text:list-item>
          <text:p text:style-name="P5">Le 2 est le numéro le plus fréquent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YDEL CLÉMENT</meta:initial-creator>
    <dc:creator>REYDEL CLÉMENT</dc:creator>
    <meta:creation-date>2023-09-07T21:06:00Z</meta:creation-date>
    <dc:date>2023-09-07T21:53:00Z</dc:date>
    <meta:template xlink:href="Normal.dotm" xlink:type="simple"/>
    <meta:editing-cycles>5</meta:editing-cycles>
    <meta:editing-duration>PT2820S</meta:editing-duration>
    <meta:document-statistic meta:page-count="1" meta:paragraph-count="2" meta:word-count="189" meta:character-count="1228" meta:row-count="8" meta:non-whitespace-character-count="1041"/>
  </office:meta>
</office:document-meta>
</file>